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_spo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rsal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lmil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2:48:03.990846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7-08T12:51:23.915596066</dc:date>
    <dc:creator>bbferka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160" meta:object-count="0"/>
  </office:meta>
</office:document-meta>
</file>